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color="#3f7f5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T1" style:family="text">
      <style:text-properties fo:color="#3f7f5f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Total de linhas</text:p>
          </table:table-cell>
          <table:table-cell/>
          <table:table-cell office:value-type="float" office:value="10345">
            <text:p>10345</text:p>
          </table:table-cell>
          <table:table-cell table:style-name="ce2" table:formula="of:=[.D2]/[.$D$2]" office:value-type="percentage" office:value="1">
            <text:p>100.00%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GPS 1</text:p>
          </table:table-cell>
          <table:table-cell/>
          <table:table-cell office:value-type="float" office:value="13">
            <text:p>13</text:p>
          </table:table-cell>
          <table:table-cell table:style-name="ce2" table:formula="of:=[.D3]/[.$D$2]" office:value-type="percentage" office:value="0.00125664572257129">
            <text:p>0.13%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GPS 2</text:p>
          </table:table-cell>
          <table:table-cell/>
          <table:table-cell office:value-type="float" office:value="1213">
            <text:p>1213</text:p>
          </table:table-cell>
          <table:table-cell table:style-name="ce2" table:formula="of:=[.D4]/[.$D$2]" office:value-type="percentage" office:value="0.11725471242146">
            <text:p>11.73%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GPS 4</text:p>
          </table:table-cell>
          <table:table-cell/>
          <table:table-cell office:value-type="float" office:value="8157">
            <text:p>8157</text:p>
          </table:table-cell>
          <table:table-cell table:style-name="ce2" table:formula="of:=[.D5]/[.$D$2]" office:value-type="percentage" office:value="0.788496858385694">
            <text:p>78.85%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GPS 5</text:p>
          </table:table-cell>
          <table:table-cell/>
          <table:table-cell office:value-type="float" office:value="965">
            <text:p>965</text:p>
          </table:table-cell>
          <table:table-cell table:style-name="ce2" table:formula="of:=[.D6]/[.$D$2]" office:value-type="percentage" office:value="0.0932817786370227">
            <text:p>9.33%</text:p>
          </table:table-cell>
          <table:table-cell/>
          <table:table-cell office:value-type="string">
            <text:p>GPS 4 e 5</text:p>
          </table:table-cell>
          <table:table-cell table:formula="of:=[.E5]+[.E6]" office:value-type="percentage" office:value="0.881778637022716">
            <text:p>88.18%</text:p>
          </table:table-cell>
        </table:table-row>
        <table:table-row table:style-name="ro2">
          <table:table-cell/>
          <table:table-cell office:value-type="string">
            <text:p>Sem heading</text:p>
          </table:table-cell>
          <table:table-cell/>
          <table:table-cell office:value-type="float" office:value="1971">
            <text:p>1971</text:p>
          </table:table-cell>
          <table:table-cell table:style-name="ce2" table:formula="of:=[.D7]/[.$D$2]" office:value-type="percentage" office:value="0.190526824552924">
            <text:p>19.05%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2"/>
          <table:table-cell table:number-columns-repeated="3"/>
        </table:table-row>
        <table:table-row table:style-name="ro3">
          <table:table-cell/>
          <table:table-cell office:value-type="string">
            <text:p>GPS</text:p>
          </table:table-cell>
          <table:table-cell table:number-columns-repeated="6"/>
        </table:table-row>
        <table:table-row table:style-name="ro3">
          <table:table-cell/>
          <table:table-cell table:style-name="ce1" office:value-type="string">
            <text:p>0 - fix not available,</text:p>
          </table:table-cell>
          <table:table-cell table:number-columns-repeated="6"/>
        </table:table-row>
        <table:table-row table:style-name="ro3">
          <table:table-cell/>
          <table:table-cell table:style-name="ce1" office:value-type="string">
            <text:p>1 - GPS fix,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>
            <text:p>2 - Differential GPS fix, OmniSTAR VBS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>
            <text:p>3 - ? (it is not in the <text:span text:style-name="T1">Trimble</text:span> documentation in http://www.trimble.com/OEM_ReceiverHelp/V4.44/en/NMEA-0183messages_GGA.html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>
            <text:p>4 - Real-Time <text:span text:style-name="T1">Kinematic</text:span>, fixed integers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>
            <text:p>5 - Real-Time <text:span text:style-name="T1">Kinematic</text:span>, float integers, OmniSTAR XP/HP or Location RTK **/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Souza</meta:initial-creator>
    <meta:creation-date>2016-02-29T21:33:39</meta:creation-date>
    <dc:date>2016-02-29T21:47:19</dc:date>
    <dc:creator>Alberto Souza</dc:creator>
    <meta:editing-duration>P0D</meta:editing-duration>
    <meta:editing-cycles>1</meta:editing-cycles>
    <meta:document-statistic meta:table-count="3" meta:cell-count="27" meta:object-count="0"/>
    <meta:generator>LibreOffice/3.5$Linux_X86_64 LibreOffice_project/350m1$Build-2</meta:generator>
  </office:meta>
</office:document-meta>
</file>